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3000001EAC0CAE68AED4870FF.png" manifest:media-type="image/png"/>
  <manifest:file-entry manifest:full-path="Pictures/100002010000026B000000928DB144FB34F9AFA6.png" manifest:media-type="image/png"/>
  <manifest:file-entry manifest:full-path="Pictures/100002010000036A000002C3ECCF2BA2FFDAC0F2.png" manifest:media-type="image/png"/>
  <manifest:file-entry manifest:full-path="Pictures/10000201000003030000005A3C6C8CD7A9BF743A.png" manifest:media-type="image/png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0" manifest:media-type=""/>
  <manifest:file-entry manifest:full-path="ObjectReplacements/Object 1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ono" svg:font-family="'DejaVu mono'"/>
    <style:font-face style:name="Lohit Devanagari1" svg:font-family="'Lohit Devanagari'"/>
    <style:font-face style:name="Times New Roman" svg:font-family="'Times New Roman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DejaVu Serif" officeooo:rsid="00116ca8" officeooo:paragraph-rsid="00116ca8"/>
    </style:style>
    <style:style style:name="P2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P3" style:family="paragraph" style:parent-style-name="Standard">
      <style:paragraph-properties fo:line-height="150%" fo:text-align="start" style:justify-single-word="false"/>
      <style:text-properties style:font-name="DejaVu Serif" fo:font-style="normal" fo:font-weight="bold" officeooo:rsid="0015a6bb" officeooo:paragraph-rsid="0015a6b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5a6bb" officeooo:paragraph-rsid="0015a6b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5a6bb" officeooo:paragraph-rsid="00167c4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3e3bb" officeooo:paragraph-rsid="0019665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3e3bb" officeooo:paragraph-rsid="0013e3b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b121a" officeooo:paragraph-rsid="001b121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b121a" officeooo:paragraph-rsid="001bb2c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200%"/>
      <style:text-properties style:font-name="DejaVu Serif" fo:font-weight="bold" officeooo:rsid="00116ca8" officeooo:paragraph-rsid="00116ca8" style:font-weight-asian="bold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style:font-name="DejaVu Serif" fo:font-weight="bold" officeooo:rsid="00116ca8" officeooo:paragraph-rsid="00196655" style:font-weight-asian="bold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style:font-name="DejaVu Serif" fo:font-size="10pt" fo:font-style="italic" fo:font-weight="normal" officeooo:rsid="00196655" officeooo:paragraph-rsid="00196655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erif" fo:font-weight="normal" officeooo:rsid="0013e3bb" officeooo:paragraph-rsid="00196655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DejaVu Serif" fo:font-size="12pt" fo:font-style="normal" fo:font-weight="normal" officeooo:rsid="001b121a" officeooo:paragraph-rsid="0015a6b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style:font-name="DejaVu mono" officeooo:rsid="00116ca8" officeooo:paragraph-rsid="00116ca8"/>
    </style:style>
    <style:style style:name="P16" style:family="paragraph" style:parent-style-name="Standard">
      <style:paragraph-properties fo:line-height="200%" fo:text-align="start" style:justify-single-word="false"/>
      <style:text-properties style:font-name="DejaVu Serif" fo:font-weight="bold" officeooo:rsid="00196655" officeooo:paragraph-rsid="0013e3bb" style:font-weight-asian="bold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DejaVu Serif" fo:font-weight="bold" officeooo:rsid="00196655" officeooo:paragraph-rsid="00196655" style:font-weight-asian="bold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style:font-name="DejaVu Serif" fo:font-weight="bold" officeooo:rsid="00116ca8" officeooo:paragraph-rsid="00116ca8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DejaVu Serif" fo:font-size="12pt" fo:font-style="normal" fo:font-weight="normal" officeooo:rsid="001b121a" officeooo:paragraph-rsid="0015a6b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200%"/>
      <style:text-properties style:font-name="DejaVu Serif" officeooo:paragraph-rsid="00116ca8"/>
    </style:style>
    <style:style style:name="P21" style:family="paragraph" style:parent-style-name="Standard">
      <style:paragraph-properties fo:line-height="200%" fo:text-align="start" style:justify-single-word="false"/>
      <style:text-properties style:font-name="DejaVu Serif" fo:font-style="normal" fo:font-weight="bold" officeooo:rsid="0015a6bb" officeooo:paragraph-rsid="0013e3b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DejaVu Serif" fo:font-style="normal" fo:font-weight="normal" officeooo:rsid="0015a6bb" officeooo:paragraph-rsid="00167c4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200%" fo:text-align="center" style:justify-single-word="false"/>
      <style:text-properties style:font-name="DejaVu mono" officeooo:rsid="00116ca8" officeooo:paragraph-rsid="00116ca8"/>
    </style:style>
    <style:style style:name="T1" style:family="text">
      <style:text-properties officeooo:rsid="00196655"/>
    </style:style>
    <style:style style:name="T2" style:family="text">
      <style:text-properties fo:font-size="10pt" fo:font-style="italic" officeooo:rsid="00196655" style:font-size-asian="8.75pt" style:font-style-asian="italic" style:font-size-complex="10pt" style:font-style-complex="italic"/>
    </style:style>
    <style:style style:name="T3" style:family="text">
      <style:text-properties fo:font-weight="normal" officeooo:rsid="00196655" style:font-weight-asian="normal" style:font-weight-complex="normal"/>
    </style:style>
    <style:style style:name="T4" style:family="text">
      <style:text-properties officeooo:rsid="001b121a"/>
    </style:style>
    <style:style style:name="T5" style:family="text">
      <style:text-properties fo:color="#ce181e" officeooo:rsid="001b121a"/>
    </style:style>
    <style:style style:name="T6" style:family="text">
      <style:text-properties fo:font-size="12pt" officeooo:rsid="001b121a" style:font-size-asian="12pt" style:font-size-complex="12pt"/>
    </style:style>
    <style:style style:name="T7" style:family="text">
      <style:text-properties officeooo:rsid="001bb2c3"/>
    </style:style>
    <style:style style:name="T8" style:family="text">
      <style:text-properties officeooo:rsid="001ce02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6ca8" style:font-weight-asian="bold" style:font-weight-complex="bold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fo:font-size="14pt" fo:letter-spacing="normal" fo:font-style="normal" fo:font-weight="bold" officeooo:rsid="00116ca8" style:font-weight-asian="bold" style:font-weight-complex="bold"/>
    </style:style>
    <style:style style:name="T13" style:family="text">
      <style:text-properties fo:font-variant="normal" fo:text-transform="none" fo:color="#000000" fo:font-size="14pt" fo:letter-spacing="normal" fo:font-style="normal" fo:font-weight="bold" officeooo:rsid="002273d4" style:font-weight-asian="bold" style:font-weight-complex="bold"/>
    </style:style>
    <style:style style:name="T14" style:family="text">
      <style:text-properties officeooo:rsid="002273d4"/>
    </style:style>
    <style:style style:name="T15" style:family="text">
      <style:text-properties fo:font-style="normal" fo:font-weight="normal" officeooo:rsid="001bb2c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1. </text:span><text:span text:style-name="T12">50 MSE numbers filled in a table:</text:span></text:p>
      <text:p text:style-name="P20"><text:span text:style-name="T13"/></text:p>
      <text:p text:style-name="P20"><draw:frame draw:style-name="fr2" draw:name="Object10" text:anchor-type="paragraph" svg:width="6.7008in" svg:height="1.0665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13"/></text:p>
      <text:p text:style-name="P20"><text:span text:style-name="T13"/></text:p>
      <text:p text:style-name="P20"><draw:frame draw:style-name="fr2" draw:name="Object11" text:anchor-type="paragraph" svg:width="6.7016in" svg:height="1.0665in" draw:z-index="1"><draw:object xlink:href="./Object 11" xlink:type="simple" xlink:show="embed" xlink:actuate="onLoad"/><draw:image xlink:href="./ObjectReplacements/Object 11" xlink:type="simple" xlink:show="embed" xlink:actuate="onLoad"/></draw:frame><text:span text:style-name="T13"/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2. <text:span text:style-name="T14">Code Screenshots</text:span>:</text:p>
      <text:p text:style-name="P21"><draw:frame draw:style-name="fr1" draw:name="Image4" text:anchor-type="paragraph" svg:x="-0.0126in" svg:y="-0.1681in" svg:width="5.3555in" svg:height="4.3319in" draw:z-index="5"><draw:image xlink:href="Pictures/100002010000036A000002C3ECCF2BA2FFDAC0F2.png" xlink:type="simple" xlink:show="embed" xlink:actuate="onLoad" loext:mime-type="image/png"/></draw:frame><text:span text:style-name="T15"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paragraph" svg:x="-0.8in" svg:y="5.8063in" svg:width="5.5134in" svg:height="0.6437in" draw:z-index="4"><draw:image xlink:href="Pictures/10000201000003030000005A3C6C8CD7A9BF743A.png" xlink:type="simple" xlink:show="embed" xlink:actuate="onLoad" loext:mime-type="image/png"/></draw:frame><draw:frame draw:style-name="fr1" draw:name="Image1" text:anchor-type="paragraph" svg:x="4.1744in" svg:y="2.3146in" svg:width="3.5374in" svg:height="0.8346in" draw:z-index="2"><draw:image xlink:href="Pictures/100002010000026B000000928DB144FB34F9AFA6.png" xlink:type="simple" xlink:show="embed" xlink:actuate="onLoad" loext:mime-type="image/png"/></draw:frame><draw:frame draw:style-name="fr1" draw:name="Image2" text:anchor-type="paragraph" svg:x="-0.8in" svg:y="2.3146in" svg:width="4.939in" svg:height="3.3472in" draw:z-index="3"><draw:image xlink:href="Pictures/10000201000002D3000001EAC0CAE68AED4870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ono" svg:font-family="'DejaVu mono'"/>
    <style:font-face style:name="Lohit Devanagari1" svg:font-family="'Lohit Devanagari'"/>
    <style:font-face style:name="Times New Roman" svg:font-family="'Times New Roman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DejaVu Serif" officeooo:rsid="00116ca8" officeooo:paragraph-rsid="00116ca8"/>
    </style:style>
    <style:style style:name="MP2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MT1" style:family="text">
      <style:text-properties officeooo:rsid="002273d4"/>
    </style:style>
    <style:style style:name="MT2" style:family="text">
      <style:text-properties officeooo:rsid="0019665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Homework <text:span text:style-name="MT1">3</text:span> Report<text:tab/> <text:s text:c="58"/><text:span text:style-name="MT2">Caitng Wu</text:span></text:p>
      </style:header>
      <style:footer>
        <text:p text:style-name="MP2"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2:22:46.122034118</meta:creation-date>
    <dc:date>2018-09-24T22:35:42.253764466</dc:date>
    <meta:editing-duration>PT53M11S</meta:editing-duration>
    <meta:editing-cycles>11</meta:editing-cycles>
    <meta:generator>LibreOffice/6.0.6.2$Linux_X86_64 LibreOffice_project/00m0$Build-2</meta:generator>
    <meta:document-statistic meta:table-count="0" meta:image-count="4" meta:object-count="2" meta:page-count="2" meta:paragraph-count="4" meta:word-count="20" meta:character-count="154" meta:non-whitespace-character-count="79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97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wu72-numb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0N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4N</text:p>
          </table:table-cell>
        </table:table-row>
        <table:table-row table:style-name="ro1">
          <table:table-cell office:value-type="float" office:value="4.54247066666666" calcext:value-type="float">
            <text:p>4.54247066666666</text:p>
          </table:table-cell>
          <table:table-cell office:value-type="float" office:value="0.383450311504985" calcext:value-type="float">
            <text:p>0.383450311504985</text:p>
          </table:table-cell>
          <table:table-cell office:value-type="float" office:value="0.175563000244339" calcext:value-type="float">
            <text:p>0.175563000244339</text:p>
          </table:table-cell>
          <table:table-cell office:value-type="float" office:value="0.14178364800457" calcext:value-type="float">
            <text:p>0.14178364800457</text:p>
          </table:table-cell>
          <table:table-cell office:value-type="float" office:value="0.160838361807638" calcext:value-type="float">
            <text:p>0.160838361807638</text:p>
          </table:table-cell>
        </table:table-row>
        <table:table-row table:style-name="ro1">
          <table:table-cell office:value-type="float" office:value="4.54247066666666" calcext:value-type="float">
            <text:p>4.54247066666666</text:p>
          </table:table-cell>
          <table:table-cell office:value-type="float" office:value="0.641093184900985" calcext:value-type="float">
            <text:p>0.641093184900985</text:p>
          </table:table-cell>
          <table:table-cell office:value-type="float" office:value="0.715628487504957" calcext:value-type="float">
            <text:p>0.715628487504957</text:p>
          </table:table-cell>
          <table:table-cell office:value-type="float" office:value="0.908392907398274" calcext:value-type="float">
            <text:p>0.908392907398274</text:p>
          </table:table-cell>
          <table:table-cell office:value-type="float" office:value="1.11565785784931" calcext:value-type="float">
            <text:p>1.11565785784931</text:p>
          </table:table-cell>
        </table:table-row>
        <table:table-row table:style-name="ro1">
          <table:table-cell office:value-type="float" office:value="4.54247066666666" calcext:value-type="float">
            <text:p>4.54247066666666</text:p>
          </table:table-cell>
          <table:table-cell office:value-type="float" office:value="1.2903724507598" calcext:value-type="float">
            <text:p>1.2903724507598</text:p>
          </table:table-cell>
          <table:table-cell office:value-type="float" office:value="1.96724039237987" calcext:value-type="float">
            <text:p>1.96724039237987</text:p>
          </table:table-cell>
          <table:table-cell office:value-type="float" office:value="2.65084113513274" calcext:value-type="float">
            <text:p>2.65084113513274</text:p>
          </table:table-cell>
          <table:table-cell office:value-type="float" office:value="3.65327973251111" calcext:value-type="float">
            <text:p>3.65327973251111</text:p>
          </table:table-cell>
        </table:table-row>
        <table:table-row table:style-name="ro1">
          <table:table-cell office:value-type="float" office:value="4.54247066666666" calcext:value-type="float">
            <text:p>4.54247066666666</text:p>
          </table:table-cell>
          <table:table-cell office:value-type="float" office:value="0.799942743733825" calcext:value-type="float">
            <text:p>0.799942743733825</text:p>
          </table:table-cell>
          <table:table-cell office:value-type="float" office:value="0.828082554706742" calcext:value-type="float">
            <text:p>0.828082554706742</text:p>
          </table:table-cell>
          <table:table-cell office:value-type="float" office:value="0.984949768240668" calcext:value-type="float">
            <text:p>0.984949768240668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4.54247066666666" calcext:value-type="float">
            <text:p>4.54247066666666</text:p>
          </table:table-cell>
          <table:table-cell office:value-type="float" office:value="1.91776774994606" calcext:value-type="float">
            <text:p>1.91776774994606</text:p>
          </table:table-cell>
          <table:table-cell office:value-type="float" office:value="3.33172210394033" calcext:value-type="float">
            <text:p>3.33172210394033</text:p>
          </table:table-cell>
          <table:table-cell office:value-type="float" office:value="4.54825719724983" calcext:value-type="float">
            <text:p>4.54825719724983</text:p>
          </table:table-cell>
          <table:table-cell office:value-type="float" office:value="5.13926666666667" calcext:value-type="float">
            <text:p>5.13926666666667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22:32:37.733408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9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wu72-number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0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c</text:p>
          </table:table-cell>
        </table:table-row>
        <table:table-row table:style-name="ro1">
          <table:table-cell table:number-columns-repeated="5"/>
          <table:table-cell office:value-type="float" office:value="4.54311902907455" calcext:value-type="float">
            <text:p>4.54311902907455</text:p>
          </table:table-cell>
          <table:table-cell office:value-type="float" office:value="0.384613533957618" calcext:value-type="float">
            <text:p>0.384613533957618</text:p>
          </table:table-cell>
          <table:table-cell office:value-type="float" office:value="0.177815282669626" calcext:value-type="float">
            <text:p>0.177815282669626</text:p>
          </table:table-cell>
          <table:table-cell office:value-type="float" office:value="0.144440506031377" calcext:value-type="float">
            <text:p>0.144440506031377</text:p>
          </table:table-cell>
          <table:table-cell office:value-type="float" office:value="0.160838361807638" calcext:value-type="float">
            <text:p>0.160838361807638</text:p>
          </table:table-cell>
        </table:table-row>
        <table:table-row table:style-name="ro1">
          <table:table-cell table:number-columns-repeated="5"/>
          <table:table-cell office:value-type="float" office:value="4.54953899271544" calcext:value-type="float">
            <text:p>4.54953899271544</text:p>
          </table:table-cell>
          <table:table-cell office:value-type="float" office:value="0.648642108410852" calcext:value-type="float">
            <text:p>0.648642108410852</text:p>
          </table:table-cell>
          <table:table-cell office:value-type="float" office:value="0.750621128999984" calcext:value-type="float">
            <text:p>0.750621128999984</text:p>
          </table:table-cell>
          <table:table-cell office:value-type="float" office:value="0.941972819285057" calcext:value-type="float">
            <text:p>0.941972819285057</text:p>
          </table:table-cell>
          <table:table-cell office:value-type="float" office:value="1.11565785784931" calcext:value-type="float">
            <text:p>1.11565785784931</text:p>
          </table:table-cell>
        </table:table-row>
        <table:table-row table:style-name="ro1">
          <table:table-cell table:number-columns-repeated="5"/>
          <table:table-cell office:value-type="float" office:value="4.55747296393055" calcext:value-type="float">
            <text:p>4.55747296393055</text:p>
          </table:table-cell>
          <table:table-cell office:value-type="float" office:value="1.32346214804188" calcext:value-type="float">
            <text:p>1.32346214804188</text:p>
          </table:table-cell>
          <table:table-cell office:value-type="float" office:value="2.11974804928195" calcext:value-type="float">
            <text:p>2.11974804928195</text:p>
          </table:table-cell>
          <table:table-cell office:value-type="float" office:value="3.02737991997533" calcext:value-type="float">
            <text:p>3.02737991997533</text:p>
          </table:table-cell>
          <table:table-cell office:value-type="float" office:value="3.65327973251111" calcext:value-type="float">
            <text:p>3.65327973251111</text:p>
          </table:table-cell>
        </table:table-row>
        <table:table-row table:style-name="ro1">
          <table:table-cell table:number-columns-repeated="5"/>
          <table:table-cell office:value-type="float" office:value="4.56619866666667" calcext:value-type="float">
            <text:p>4.56619866666667</text:p>
          </table:table-cell>
          <table:table-cell office:value-type="float" office:value="0.840614157257198" calcext:value-type="float">
            <text:p>0.840614157257198</text:p>
          </table:table-cell>
          <table:table-cell office:value-type="float" office:value="1.20708979682591" calcext:value-type="float">
            <text:p>1.20708979682591</text:p>
          </table:table-cell>
          <table:table-cell office:value-type="float" office:value="1.27119196718607" calcext:value-type="float">
            <text:p>1.27119196718607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table:number-columns-repeated="5"/>
          <table:table-cell office:value-type="float" office:value="4.919928" calcext:value-type="float">
            <text:p>4.919928</text:p>
          </table:table-cell>
          <table:table-cell office:value-type="float" office:value="2.83567942802643" calcext:value-type="float">
            <text:p>2.83567942802643</text:p>
          </table:table-cell>
          <table:table-cell office:value-type="float" office:value="4.65143450271709" calcext:value-type="float">
            <text:p>4.65143450271709</text:p>
          </table:table-cell>
          <table:table-cell office:value-type="float" office:value="4.97124727152559" calcext:value-type="float">
            <text:p>4.97124727152559</text:p>
          </table:table-cell>
          <table:table-cell office:value-type="float" office:value="5.13926666666666" calcext:value-type="float">
            <text:p>5.13926666666666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22:32:45.012602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